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9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>Sun June 17, 2018 <text:span text:style-name="T1">6.5 miles</text:span> </text:p>
      <text:p text:style-name="P4">I ran 6.15 miles on very hilly roads in 1:06:30 or 10:48/mile.</text:p>
      <text:p text:style-name="P4">The sum of the ascents along the course is 862 feet.</text:p>
      <text:p text:style-name="P4">After a few minutes rest I jogged 0.35 miles to warm down.</text:p>
      <text:p text:style-name="P4"/>
      <text:p text:style-name="P4">Mon June 18, 2018 <text:span text:style-name="T1">5 miles</text:span> <text:s/></text:p>
      <text:p text:style-name="P4">I ran 5 miles on hilly roads and grass and averaged 10:57/mile.</text:p>
      <text:p text:style-name="P4"/>
      <text:p text:style-name="P5">Tues June 19, 2018 <text:span text:style-name="T1">no running</text:span> <text:s/></text:p>
      <text:p text:style-name="P5"/>
      <text:p text:style-name="P5">Wed June 20, 2018 <text:span text:style-name="T1">6 miles </text:span><text:s/></text:p>
      <text:p text:style-name="P5">I ran hilly roads out and back 6 miles on Limber Rd in 1:03:18 or 10:33/mile.</text:p>
      <text:p text:style-name="P5">The sum of all the ascents is 530 feet.</text:p>
      <text:p text:style-name="P5"/>
      <text:p text:style-name="P5">Thurs June 21, 2018 <text:span text:style-name="T1">5.75 miles</text:span> <text:s/></text:p>
      <text:p text:style-name="P5">I ran with Mark, Kerstin and Gary on the high school track.</text:p>
      <text:p text:style-name="P5">Warm up: 1mile walk in 14:06, 1.25 mile run in 11:55 and a few minute rest</text:p>
      <text:p text:style-name="P5">Run: </text:p>
      <text:p text:style-name="P5">1 x 200m in 54s and 200m jog</text:p>
      <text:p text:style-name="P5">6 x 400m with 400m jogs between the runs</text:p>
      <text:p text:style-name="P5">Times for the 400's: 1:50, 1:50, 1:47, 1:43, 1:44, 1:40 Average=1:46</text:p>
      <text:p text:style-name="P5">400m jogs averaged about 3:20</text:p>
      <text:p text:style-name="P5">Warm down: ½ mile jog</text:p>
      <text:p text:style-name="P5"/>
      <text:p text:style-name="P5">Fri June 22, 2018 <text:span text:style-name="T1">4 miles</text:span> <text:s/></text:p>
      <text:p text:style-name="P5">I ran 4 miles out and back on a hilly course. The sum of the ascents is 267 feet. </text:p>
      <text:p text:style-name="P5">Splits: 11:46, 10:40, 9:47, 8:54 <text:s/>Average pace: 10:17</text:p>
      <text:p text:style-name="P5"/>
      <text:p text:style-name="P6">33.35 miles in the last week</text:p>
      <text:p text:style-name="P6"/>
      <text:p text:style-name="P6"/>
      <text:p text:style-name="P5"><text:soft-page-break/>Sat June 23, 2018 <text:span text:style-name="T1">4 miles</text:span> <text:s/></text:p>
      <text:p text:style-name="P5">I ran with Kerstin and Mark on the high school track.</text:p>
      <text:p text:style-name="P5">Warm up: 2.25 miles at various paces including a 200m run in 57s</text:p>
      <text:p text:style-name="P5">Run: 1 mile in 8:03</text:p>
      <text:p text:style-name="P5">Warm down: ¾ mile jog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23T15:22:42.43</dc:date>
    <dc:creator>James Lombardi</dc:creator>
    <meta:editing-duration>P3DT22H55M27S</meta:editing-duration>
    <meta:editing-cycles>321</meta:editing-cycles>
    <meta:generator>OpenOffice/4.1.2$Win32 OpenOffice.org_project/412m3$Build-9782</meta:generator>
    <meta:document-statistic meta:table-count="0" meta:image-count="0" meta:object-count="0" meta:page-count="3" meta:paragraph-count="67" meta:word-count="635" meta:character-count="3081"/>
  </office:meta>
</office:document-meta>
</file>